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officeooo:paragraph-rsid="000c13cc" style:font-name-asian="Courier" style:font-size-asian="12pt" style:font-weight-asian="bold" style:font-name-complex="Courier"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officeooo:rsid="00097ec4" officeooo:paragraph-rsid="00097ec4" style:font-name-asian="Courier" style:font-size-asian="12pt" style:font-weight-asian="bold" style:font-name-complex="Courier" style:font-size-complex="12pt" style:font-weight-complex="bold"/>
    </style:style>
    <style:style style:name="P5"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eebb" style:font-name-asian="Courier" style:font-size-asian="12pt" style:font-weight-asian="normal" style:font-name-complex="Courier" style:font-size-complex="12pt"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10662f" officeooo:paragraph-rsid="0010662f" style:font-name-asian="Courier" style:font-size-asian="12pt" style:font-weight-asian="normal" style:font-name-complex="Courier" style:font-size-complex="12pt" style:font-weight-complex="normal"/>
    </style:style>
    <style:style style:name="P7"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14c738" officeooo:paragraph-rsid="0014c738" style:font-name-asian="Courier" style:font-size-asian="12pt" style:font-weight-asian="normal" style:font-name-complex="Courier" style:font-size-complex="12pt" style:font-weight-complex="normal"/>
    </style:style>
    <style:style style:name="P8"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bold" officeooo:rsid="000e76ed" officeooo:paragraph-rsid="000e76ed" style:font-name-asian="Courier" style:font-size-asian="12pt" style:font-weight-asian="bold" style:font-name-complex="Courier" style:font-size-complex="12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bold" officeooo:rsid="00116f29" officeooo:paragraph-rsid="00116f29" style:font-name-asian="Courier" style:font-size-asian="12pt" style:font-weight-asian="bold" style:font-name-complex="Courier" style:font-size-complex="12pt" style:font-weight-complex="bold"/>
    </style:style>
    <style:style style:name="P10" style:family="paragraph" style:parent-style-name="Text_20_body">
      <style:paragraph-properties fo:margin-top="0in" fo:margin-bottom="0in" loext:contextual-spacing="false" fo:line-height="100%" fo:text-align="start" style:justify-single-word="false"/>
      <style:text-properties fo:color="#000000" style:font-name="Courier" fo:font-size="12pt" fo:font-weight="normal" officeooo:rsid="001698e7" officeooo:paragraph-rsid="001698e7" style:font-name-asian="Courier" style:font-size-asian="12pt" style:font-weight-asian="normal" style:font-name-complex="Courier" style:font-size-complex="12pt" style:font-weight-complex="normal"/>
    </style:style>
    <style:style style:name="P11"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0a79f7" officeooo:paragraph-rsid="000aeebb" style:font-name-asian="Courier" style:font-size-asian="12pt" style:font-weight-asian="bold" style:font-name-complex="Courier" style:font-size-complex="12pt" style:font-weight-complex="bold"/>
    </style:style>
    <style:style style:name="P12"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14c738" officeooo:paragraph-rsid="0014c738" style:font-name-asian="Courier" style:font-size-asian="12pt" style:font-weight-asian="bold" style:font-name-complex="Courier" style:font-size-complex="12pt" style:font-weight-complex="bold"/>
    </style:style>
    <style:style style:name="P13"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1698e7" officeooo:paragraph-rsid="001698e7" style:font-name-asian="Courier" style:font-size-asian="12pt" style:font-weight-asian="bold" style:font-name-complex="Courier" style:font-size-complex="12pt" style:font-weight-complex="bold"/>
    </style:style>
    <style:style style:name="P14"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officeooo:paragraph-rsid="00097ec4"/>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officeooo:paragraph-rsid="00097ec4" style:font-name-asian="Courier" style:font-size-asian="12pt" style:font-name-complex="Courier" style:font-size-complex="12pt"/>
    </style:style>
    <style:style style:name="P16"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17"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officeooo:paragraph-rsid="00097ec4" style:font-name-asian="Courier" style:font-size-asian="12pt" style:font-name-complex="Courier" style:font-size-complex="12pt"/>
    </style:style>
    <style:style style:name="P18" style:family="paragraph" style:parent-style-name="Standard" style:list-style-name="L2">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19" style:family="paragraph" style:parent-style-name="Standard" style:list-style-name="L2">
      <style:paragraph-properties fo:margin-top="0in" fo:margin-bottom="0in" loext:contextual-spacing="false" fo:line-height="100%" fo:text-align="start" style:justify-single-word="false"/>
      <style:text-properties fo:color="#000000" style:font-name="Courier" fo:font-size="12pt" officeooo:paragraph-rsid="000c13cc" style:font-name-asian="Courier" style:font-size-asian="12pt" style:font-name-complex="Courier" style:font-size-complex="12pt"/>
    </style:style>
    <style:style style:name="P20" style:family="paragraph" style:parent-style-name="Standard" style:list-style-name="L3">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1" style:family="paragraph" style:parent-style-name="Standard" style:list-style-name="L4">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2" style:family="paragraph" style:parent-style-name="Standard" style:list-style-name="L5">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3" style:family="paragraph" style:parent-style-name="Standard" style:list-style-name="L6">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4" style:family="paragraph" style:parent-style-name="Standard" style:list-style-name="L7">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5"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fo:font-weight="normal" officeooo:rsid="00097ec4" officeooo:paragraph-rsid="00097ec4" style:font-name-asian="Courier" style:font-size-asian="12pt" style:font-weight-asian="normal" style:font-name-complex="Courier" style:font-size-complex="12pt" style:font-weight-complex="normal"/>
    </style:style>
    <style:style style:name="P26"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79f7" style:font-name-asian="Courier" style:font-size-asian="12pt" style:font-weight-asian="normal" style:font-name-complex="Courier" style:font-size-complex="12pt" style:font-weight-complex="normal"/>
    </style:style>
    <style:style style:name="P27"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eebb" style:font-name-asian="Courier" style:font-size-asian="12pt" style:font-weight-asian="normal" style:font-name-complex="Courier" style:font-size-complex="12pt" style:font-weight-complex="normal"/>
    </style:style>
    <style:style style:name="P28"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fo:font-weight="normal" officeooo:rsid="000aeebb" officeooo:paragraph-rsid="000aeebb" style:font-name-asian="Courier" style:font-size-asian="12pt" style:font-weight-asian="normal" style:font-name-complex="Courier" style:font-size-complex="12pt" style:font-weight-complex="normal"/>
    </style:style>
    <style:style style:name="P29"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fo:font-weight="normal" officeooo:rsid="0012f30d" officeooo:paragraph-rsid="0012f30d" style:font-name-asian="Courier" style:font-size-asian="12pt" style:font-weight-asian="normal" style:font-name-complex="Courier" style:font-size-complex="12pt" style:font-weight-complex="normal"/>
    </style:style>
    <style:style style:name="P30" style:family="paragraph" style:parent-style-name="Standard" style:list-style-name="L10">
      <style:paragraph-properties fo:margin-top="0in" fo:margin-bottom="0in" loext:contextual-spacing="false" fo:line-height="100%" fo:text-align="start" style:justify-single-word="false"/>
      <style:text-properties fo:color="#000000" style:font-name="Courier" fo:font-size="12pt" fo:font-weight="normal" officeooo:rsid="0012f30d" officeooo:paragraph-rsid="0012f30d" style:font-name-asian="Courier" style:font-size-asian="12pt" style:font-weight-asian="normal" style:font-name-complex="Courier" style:font-size-complex="12pt" style:font-weight-complex="normal"/>
    </style:style>
    <style:style style:name="P31" style:family="paragraph" style:parent-style-name="Standard" style:list-style-name="L9">
      <style:paragraph-properties fo:margin-top="0in" fo:margin-bottom="0in" loext:contextual-spacing="false" fo:line-height="100%" fo:text-align="start" style:justify-single-word="false"/>
      <style:text-properties fo:color="#000000" style:font-name="Courier" fo:font-size="12pt" fo:font-weight="normal" officeooo:rsid="0010662f" officeooo:paragraph-rsid="0010662f" style:font-name-asian="Courier" style:font-size-asian="12pt" style:font-weight-asian="normal" style:font-name-complex="Courier" style:font-size-complex="12pt" style:font-weight-complex="normal"/>
    </style:style>
    <style:style style:name="P32" style:family="paragraph" style:parent-style-name="Standard" style:list-style-name="L10">
      <style:paragraph-properties fo:margin-top="0in" fo:margin-bottom="0in" loext:contextual-spacing="false" fo:line-height="100%" fo:text-align="start" style:justify-single-word="false"/>
      <style:text-properties fo:color="#000000" style:font-name="Courier" fo:font-size="12pt" fo:font-weight="normal" officeooo:rsid="00116f29" officeooo:paragraph-rsid="00116f29" style:font-name-asian="Courier" style:font-size-asian="12pt" style:font-weight-asian="normal" style:font-name-complex="Courier" style:font-size-complex="12pt" style:font-weight-complex="normal"/>
    </style:style>
    <style:style style:name="P33"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3592" officeooo:paragraph-rsid="00143592" style:font-name-asian="Courier" style:font-size-asian="12pt" style:font-weight-asian="normal" style:font-name-complex="Courier" style:font-size-complex="12pt" style:font-weight-complex="normal"/>
    </style:style>
    <style:style style:name="P34"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6217" officeooo:paragraph-rsid="00146217" style:font-name-asian="Courier" style:font-size-asian="12pt" style:font-weight-asian="normal" style:font-name-complex="Courier" style:font-size-complex="12pt" style:font-weight-complex="normal"/>
    </style:style>
    <style:style style:name="P35"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c738" officeooo:paragraph-rsid="0014c738" style:font-name-asian="Courier" style:font-size-asian="12pt" style:font-weight-asian="normal" style:font-name-complex="Courier" style:font-size-complex="12pt" style:font-weight-complex="normal"/>
    </style:style>
    <style:style style:name="P36" style:family="paragraph" style:parent-style-name="Text_20_body" style:list-style-name="L12">
      <style:paragraph-properties fo:margin-top="0in" fo:margin-bottom="0in" loext:contextual-spacing="false" fo:line-height="100%" fo:text-align="start" style:justify-single-word="false"/>
      <style:text-properties fo:color="#000000" style:font-name="Courier" fo:font-size="12pt" fo:font-weight="normal" officeooo:rsid="001698e7" officeooo:paragraph-rsid="001698e7" style:font-name-asian="Courier" style:font-size-asian="12pt" style:font-weight-asian="normal" style:font-name-complex="Courier" style:font-size-complex="12pt" style:font-weight-complex="normal"/>
    </style:style>
    <style:style style:name="P37" style:family="paragraph" style:parent-style-name="Text_20_body" style:list-style-name="L13">
      <style:paragraph-properties fo:margin-top="0in" fo:margin-bottom="0in" loext:contextual-spacing="false" fo:line-height="100%" fo:text-align="start" style:justify-single-word="false"/>
      <style:text-properties fo:color="#000000" style:font-name="Courier" fo:font-size="12pt" fo:font-weight="normal" officeooo:rsid="001902a4" officeooo:paragraph-rsid="001902a4" style:font-name-asian="Courier" style:font-size-asian="12pt" style:font-weight-asian="normal" style:font-name-complex="Courier" style:font-size-complex="12pt" style:font-weight-complex="normal"/>
    </style:style>
    <style:style style:name="P38" style:family="paragraph" style:parent-style-name="Text_20_body">
      <style:paragraph-properties fo:margin-top="0in" fo:margin-bottom="0in" loext:contextual-spacing="false" fo:line-height="100%" fo:text-align="start" style:justify-single-word="false"/>
      <style:text-properties fo:color="#000000" style:font-name="Courier" fo:font-size="12pt" fo:font-weight="normal" officeooo:rsid="001902a4" officeooo:paragraph-rsid="001902a4" style:font-name-asian="Courier" style:font-size-asian="12pt" style:font-weight-asian="normal" style:font-name-complex="Courier" style:font-size-complex="12pt" style:font-weight-complex="normal"/>
    </style:style>
    <style:style style:name="P39" style:family="paragraph" style:parent-style-name="Text_20_body">
      <style:paragraph-properties fo:margin-top="0in" fo:margin-bottom="0in" loext:contextual-spacing="false" fo:line-height="100%" fo:text-align="start" style:justify-single-word="false"/>
      <style:text-properties fo:color="#000000" style:font-name="Courier" fo:font-size="12pt" fo:font-weight="bold" officeooo:rsid="001bc585" officeooo:paragraph-rsid="001bc585" style:font-name-asian="Courier" style:font-size-asian="12pt" style:font-weight-asian="bold" style:font-name-complex="Courier" style:font-size-complex="12pt" style:font-weight-complex="bold"/>
    </style:style>
    <style:style style:name="P40" style:family="paragraph" style:parent-style-name="Text_20_body">
      <style:paragraph-properties fo:margin-top="0in" fo:margin-bottom="0in" loext:contextual-spacing="false" fo:line-height="100%" fo:text-align="start" style:justify-single-word="false"/>
      <style:text-properties fo:color="#000000" style:font-name="Courier" fo:font-size="12pt" fo:font-weight="bold" officeooo:rsid="001c779f" officeooo:paragraph-rsid="001c779f" style:font-name-asian="Courier" style:font-size-asian="12pt" style:font-weight-asian="bold" style:font-name-complex="Courier" style:font-size-complex="12pt" style:font-weight-complex="bold"/>
    </style:style>
    <style:style style:name="P41" style:family="paragraph" style:parent-style-name="Text_20_body" style:list-style-name="L14">
      <style:paragraph-properties fo:margin-top="0in" fo:margin-bottom="0in" loext:contextual-spacing="false" fo:line-height="100%" fo:text-align="start" style:justify-single-word="false"/>
      <style:text-properties fo:color="#000000" style:font-name="Courier" fo:font-size="12pt" fo:font-weight="bold" officeooo:rsid="001c779f" officeooo:paragraph-rsid="001c779f" style:font-name-asian="Courier" style:font-size-asian="12pt" style:font-weight-asian="bold" style:font-name-complex="Courier" style:font-size-complex="12pt" style:font-weight-complex="bold"/>
    </style:style>
    <style:style style:name="P42" style:family="paragraph" style:parent-style-name="Text_20_body" style:list-style-name="L14">
      <style:paragraph-properties fo:margin-top="0in" fo:margin-bottom="0in" loext:contextual-spacing="false" fo:line-height="100%" fo:text-align="start" style:justify-single-word="false"/>
      <style:text-properties fo:color="#000000" style:font-name="Courier" fo:font-size="12pt" fo:font-weight="bold" officeooo:rsid="001e69c3" officeooo:paragraph-rsid="001e69c3" style:font-name-asian="Courier" style:font-size-asian="12pt" style:font-weight-asian="bold" style:font-name-complex="Courier" style:font-size-complex="12pt" style:font-weight-complex="bold"/>
    </style:style>
    <style:style style:name="P43" style:family="paragraph" style:parent-style-name="Text_20_body" style:list-style-name="L14">
      <style:paragraph-properties fo:margin-top="0in" fo:margin-bottom="0in" loext:contextual-spacing="false" fo:line-height="100%" fo:text-align="start" style:justify-single-word="false"/>
      <style:text-properties fo:color="#000000" style:font-name="Courier" fo:font-size="12pt" fo:font-weight="bold" officeooo:rsid="00200f96" officeooo:paragraph-rsid="00200f96" style:font-name-asian="Courier" style:font-size-asian="12pt" style:font-weight-asian="bold" style:font-name-complex="Courier" style:font-size-complex="12pt" style:font-weight-complex="bold"/>
    </style:style>
    <style:style style:name="P44" style:family="paragraph" style:parent-style-name="Text_20_body" style:list-style-name="L14">
      <style:paragraph-properties fo:margin-top="0in" fo:margin-bottom="0in" loext:contextual-spacing="false" fo:line-height="100%" fo:text-align="start" style:justify-single-word="false"/>
      <style:text-properties fo:color="#000000" style:font-name="Courier" fo:font-size="12pt" fo:font-weight="bold" officeooo:rsid="00218d4c" officeooo:paragraph-rsid="00218d4c" style:font-name-asian="Courier" style:font-size-asian="12pt" style:font-weight-asian="bold" style:font-name-complex="Courier" style:font-size-complex="12pt" style:font-weight-complex="bold"/>
    </style:style>
    <style:style style:name="P45" style:family="paragraph" style:parent-style-name="Text_20_body">
      <style:paragraph-properties fo:margin-top="0in" fo:margin-bottom="0in" loext:contextual-spacing="false" fo:line-height="100%" fo:text-align="start" style:justify-single-word="false" fo:break-before="page"/>
      <style:text-properties fo:color="#000000" style:font-name="Courier" fo:font-size="12pt" fo:font-weight="bold" officeooo:rsid="001bc585" officeooo:paragraph-rsid="001bc585" style:font-name-asian="Courier" style:font-size-asian="12pt" style:font-weight-asian="bold" style:font-name-complex="Courier" style:font-size-complex="12pt" style:font-weight-complex="bold"/>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officeooo:rsid="000aeebb"/>
    </style:style>
    <style:style style:name="T4" style:family="text">
      <style:text-properties officeooo:rsid="00143592"/>
    </style:style>
    <style:style style:name="T5" style:family="text">
      <style:text-properties officeooo:rsid="00146217"/>
    </style:style>
    <style:style style:name="T6" style:family="text">
      <style:text-properties officeooo:rsid="0014c738"/>
    </style:style>
    <style:style style:name="T7" style:family="text">
      <style:text-properties fo:font-weight="normal" style:font-weight-asian="normal" style:font-weight-complex="normal"/>
    </style:style>
    <style:style style:name="T8" style:family="text">
      <style:text-properties fo:font-weight="normal" officeooo:rsid="00218d4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Peat decomposition</text:span><text:span text:style-name="T1"> </text:span></text:p>
      <text:p text:style-name="P15"/>
      <text:list xml:id="list3896012673" text:style-name="L1">
        <text:list-item>
          <text:p text:style-name="P17">0.7m, there is lack of oxygen. Therefore, peat decomposition is inhibited, and a peat layer is formed.</text:p>
        </text:list-item>
        <text:list-item>
          <text:p text:style-name="P16">The acrotelm is the higher part of the peat layer. The catotelm is the lower part of the peat.</text:p>
        </text:list-item>
        <text:list-item>
          <text:p text:style-name="P16">In the acrotelm, different aerobes and fungi transform biomass into humus when it is aerated. Most of the plant biomass is mineralised there to mineral compounds.</text:p>
        </text:list-item>
        <text:list-item>
          <text:p text:style-name="P16">Sediments formed in the acrotelm are stored in the catotelm. Humification (a decomposition process) also happens there, humic acids are formed.</text:p>
        </text:list-item>
        <text:list-item>
          <text:p text:style-name="P16">Two types of decomposition: primary decomposition is connected with peat forming and secondary decomposition with mire surface drainage, when peat is oxygenated (air can come in). </text:p>
        </text:list-item>
        <text:list-item>
          <text:p text:style-name="P16">The higher the pH, the greater the intensity of decomposition (Grosse-Brauckmann, 1990)</text:p>
        </text:list-item>
        <text:list-item>
          <text:p text:style-name="P16">Peat decomposition (or more precisely the humification process) as the degree of disintegration of the organicdsubstances, regardless of the way this disintegration has taken place, and of what substances resulted from it (Von Post, uit Aaby &amp; Berglund, 1986).</text:p>
        </text:list-item>
      </text:list>
      <text:p text:style-name="P1"/>
      <text:p text:style-name="P2">Short period of oxygenation releases latch on peat decomposition</text:p>
      <text:p text:style-name="P1"/>
      <text:list xml:id="list1081243738" text:style-name="L2">
        <text:list-item>
          <text:p text:style-name="P18">Aeration of peat soils lead <text:s/>to higher peat decomposition rates, compression and physical shrinkage.</text:p>
        </text:list-item>
        <text:list-item>
          <text:p text:style-name="P18">Lowest point of the Netherlands is 6.76 m below sea level</text:p>
        </text:list-item>
        <text:list-item>
          <text:p text:style-name="P18">secondary decomposition is further decay of previously deposited and stored peat after oxic conditions are present.</text:p>
        </text:list-item>
        <text:list-item>
          <text:p text:style-name="P18">CO2 production depends on some factors. One of them is presence of terminal electron acceptor. Oxygen is primary TEA, but also nitrate, manganese, ferric iron and sulphate are used in anoxic conditions, but is less thermodynamically favourable. Supply of the alternative TEA is generally low in peatlands. Once TEAs are depleted, methanogens take over.</text:p>
        </text:list-item>
        <text:list-item>
          <text:p text:style-name="P18">Hydrolytic enzymes increase peat degradation rates. Pnenolic compounds inhibt hydrolytic enzyme production. Soil micro organisms can, when they are active, primarily under oxic condtions, extrecte an enzyme (POX) that can degrade phenolic compounds. Thus, under oxic conditions (and a little under anoxic conditions) microbes can increase peat decomposition. That is enzymic latch theory (Freeman 2001).</text:p>
        </text:list-item>
        <text:list-item>
          <text:p text:style-name="P19"><text:soft-page-break/>POX activity is higher with higher pH. Drainage leads to acidification and rewetting leads to higher pH.</text:p>
        </text:list-item>
      </text:list>
      <text:p text:style-name="P3"/>
      <text:p text:style-name="P3">The effects of salinization on aerobic and anaerobic decomposition and mineralization in peat meadows: the roles of peat type and land use</text:p>
      <text:list xml:id="list3612167525" text:style-name="L3">
        <text:list-item>
          <text:p text:style-name="P20">If alternative TEAs are present under anaerobic conditions, TEA leads to CH4 production (Rydin and Jeglum, 2006)</text:p>
        </text:list-item>
        <text:list-item>
          <text:p text:style-name="P20">Methanogenesis (making CH4) takes place in anaerobic peat soils. This is a slow process. If sulfate is present, CH4 can also be formed, but is faster.</text:p>
        </text:list-item>
      </text:list>
      <text:p text:style-name="P1"/>
      <text:p text:style-name="P2">The influence of the aeration status of peat soils on their ability to produce methane</text:p>
      <text:list xml:id="list2016293854" text:style-name="L4">
        <text:list-item>
          <text:p text:style-name="P21">Methanogens are microbes responsible for methane production. They are strictly anaerobic and gain energy for growth by utilizing chemical substrates such as hydrogen, CO2, formate, ethanol, methanol, methylamines and acetates for methane production. </text:p>
        </text:list-item>
        <text:list-item>
          <text:p text:style-name="P21">If oxygen is present, cell membranes, DNA and proteins of methanogens <text:s/>can be damaged.</text:p>
        </text:list-item>
      </text:list>
      <text:p text:style-name="P1"/>
      <text:p text:style-name="P2">Greenhouse gas emission factors associated with rewetting of organic soils</text:p>
      <text:p text:style-name="P1"/>
      <text:list xml:id="list4000072260" text:style-name="L5">
        <text:list-item>
          <text:p text:style-name="P22">Overall, rewetting organic soils leads to net annual removals of CO2, an increase in annual CH4 emissions, a decrease in N2O and DOC losses and lowering of net GHG emissions.</text:p>
        </text:list-item>
        <text:list-item>
          <text:p text:style-name="P22">Emission factors for wet organic soils of CO2-C <text:s/>in ton C per hectare per year are -0.23 in poor nutrient soils and 0.50 in rich nutrient soils. CH4-C in kg per hectare per year is 92 in poor nutrient and 216 in rich nutrient soils. N2O-N is 0.07 kg N per hectare per year in rewetted soil.</text:p>
        </text:list-item>
        <text:list-item>
          <text:p text:style-name="P22">Global warming potential for drained grassland and cropland, grassland nutrient poor and grassland nutrient rich, deeply drained, 30. In rewetted conditions, this is 10. </text:p>
        </text:list-item>
        <text:list-item>
          <text:p text:style-name="P22"/>
        </text:list-item>
      </text:list>
      <text:p text:style-name="P2">Towards developing IPCC methane <text:s/>for peatlands (organic soils)</text:p>
      <text:p text:style-name="P2"/>
      <text:list xml:id="list1026189156" text:style-name="L6">
        <text:list-item>
          <text:p text:style-name="P23">Drainage of peatlands results in CO2 and N2O emissions</text:p>
        </text:list-item>
        <text:list-item>
          <text:p text:style-name="P23">In peatlands, decomposition of organic matter is incomplete and peat accumulates. Microbial decomposition continues <text:soft-page-break/>under anoxic conditions but such anaerobic degradation of organic material is slow. It is carried out stepwise by a complex food web of specialised micro-organisms, each producing specific intermediate substrates. The final step in anaerobic decomposition is then performed by methanogenic Archaea, i.e. methano producing micro-organisms. The amount of methane emitted to the atmosphere depends on the balance between methane production and consumption and mode of methane transport.</text:p>
        </text:list-item>
        <text:list-item>
          <text:p text:style-name="P23">Most methane release from peat columns is derived from recently fixed carbon</text:p>
        </text:list-item>
        <text:list-item>
          <text:p text:style-name="P23">methane production decreases when labile substrates are depleted, for example with depth below water table</text:p>
        </text:list-item>
        <text:list-item>
          <text:p text:style-name="P23">methane production can be stimulated with addition of intermediate substrates</text:p>
        </text:list-item>
        <text:list-item>
          <text:p text:style-name="P23">methane production is lowered by two orders of magnitude under oxic conditions.</text:p>
        </text:list-item>
        <text:list-item>
          <text:p text:style-name="P23">PH effects on methane production are inconsistent. </text:p>
        </text:list-item>
        <text:list-item>
          <text:p text:style-name="P23">Some methane is emitted to the atmosphere. The rest is consumed by methanotrophic bacteria. </text:p>
        </text:list-item>
        <text:list-item>
          <text:p text:style-name="P23">Methane can be oxidized, that happens mostly close to the water table, there is the supply of oxygen and methane not limited.</text:p>
        </text:list-item>
        <text:list-item>
          <text:p text:style-name="P23">Methane oxidation by methanotrophs are typically an order of magnitude larger than the potential for methane production by mathanogens.</text:p>
        </text:list-item>
        <text:list-item>
          <text:p text:style-name="P23">Methane gas is emitted from the peat column to the atmosphere via three pathways: diffusion, ebullition and plant mediated transport. Diffusion has a small contribution</text:p>
        </text:list-item>
        <text:list-item>
          <text:p text:style-name="P23">Aerencymous tissue allows oxygen to reach root zone which allows oxidation of methane, at the same time, the tissue allows for methane to move out into the atmosphere. This tissue is present in shunt species. </text:p>
        </text:list-item>
        <text:list-item>
          <text:p text:style-name="P23">Contribution of shunt species to methane effluxes is 25-97%</text:p>
        </text:list-item>
        <text:list-item>
          <text:p text:style-name="P23">When the water table rises, the thickness of the methane production zone increases whereas the thickness of the methane oxidation zone decreases and vise versa.</text:p>
        </text:list-item>
        <text:list-item>
          <text:p text:style-name="P23">Annual mean water table is good proxy for methane effluxes.</text:p>
        </text:list-item>
        <text:list-item>
          <text:p text:style-name="P23">Significant methane effluxes only occur at mean annual water levels above -20cm, for all temperate peatlands and bogs.</text:p>
        </text:list-item>
        <text:list-item>
          <text:p text:style-name="P23">Water levels above peat surface often result in reduced methane effluxes because of enhanced methane consumption in the oxygenated water column and lower cover of shunt species.</text:p>
        </text:list-item>
      </text:list>
      <text:p text:style-name="P1"/>
      <text:p text:style-name="P2"><text:soft-page-break/>Greenhouse gas emissions from managed peat soils: is the IPCC reporting guidance realistic?</text:p>
      <text:list xml:id="list3234808380" text:style-name="L7">
        <text:list-item>
          <text:p text:style-name="P24">Organic soils (histosols) can be defined as peat and peaty soils of at least 40 cm within uppermost 100 cm, containing at least 12 % organic carbon (= 20 % organic material) by weight.</text:p>
        </text:list-item>
        <text:list-item>
          <text:p text:style-name="P24">Accumulation rates of undrained sites are smal compared to emissions from drained organic (peat) soils.</text:p>
        </text:list-item>
        <text:list-item>
          <text:p text:style-name="P24">CO2-C emissions are from grasslands 5.5 tons per hectare per year. N2O-N emissions are 5.8 per hectare per year: emission factors.</text:p>
        </text:list-item>
        <text:list-item>
          <text:p text:style-name="P24">From drained peatlands, 40 kg CH4 per hectare per year is emitted. That comes from ditches.</text:p>
        </text:list-item>
      </text:list>
      <text:p text:style-name="P1"/>
      <text:p text:style-name="P4">Toelichting bodemkaart veengebieden provincie utrecht</text:p>
      <text:p text:style-name="P4"/>
      <text:list xml:id="list3859707258" text:style-name="L8">
        <text:list-item>
          <text:p text:style-name="P25">In nl: peat subsidation is caused mostly by peat oxidation (60%)</text:p>
        </text:list-item>
        <text:list-item>
          <text:p text:style-name="P25">The sensitivity of a soil to subsidence due to oxidation of organic matter depends on 1 presence and thickness of mineral layer, 2 depth and thickness of peaty layers, 3 organic matter content of peaty layers, 4 presence of mineral layer, 5 depth of soil utilization, 6 level of water table levels.</text:p>
        </text:list-item>
        <text:list-item>
          <text:p text:style-name="P26">Indices were made to quantify sensitivity for organic matter oxidation. the higher the value, the more senstivie the soil is to oxidize.</text:p>
        </text:list-item>
        <text:list-item>
          <text:p text:style-name="P26">The indices are based on 1 profile type, 2 depth and thickness of mineral and peaty layers, 3 organic matter content of peaty material.</text:p>
        </text:list-item>
        <text:list-item>
          <text:p text:style-name="P27">The organic material content of the peaty layers was determined <text:span text:style-name="T3">by using a ‘gloeiverliesbepaling’ and was done for peaty types as described by (De Bakker &amp; Schelling, 1966)</text:span></text:p>
        </text:list-item>
        <text:list-item>
          <text:p text:style-name="P28">For peaty sand, peaty clay, sandy peat, clayi peat and peat, the organic matter content were 21, 27, 33, 44 and 70 %.</text:p>
        </text:list-item>
        <text:list-item>
          <text:p text:style-name="P29">in the dutch soil classification system, peat soils have more than 40 cm of peaty substance within the uppermost 80 cm of the soil.</text:p>
        </text:list-item>
      </text:list>
      <text:p text:style-name="P5"/>
      <text:p text:style-name="P8">The limits to peat bog growth</text:p>
      <text:list xml:id="list3151706044" text:style-name="L9">
        <text:list-item>
          <text:p text:style-name="P31">most peat forming system consist of two layers: 1 an aerobic 10- 50 cm deep layer, the acrotelm, where rate of decay is high and 2 an aerobic lower layer the catotelm with lower <text:soft-page-break/>rate of decay.</text:p>
        </text:list-item>
        <text:list-item>
          <text:p text:style-name="P31">most of the mass that leaves the catotelm probably does so as methane gas. the concentration methane increases with depth</text:p>
        </text:list-item>
      </text:list>
      <text:p text:style-name="P6"/>
      <text:p text:style-name="P6"/>
      <text:p text:style-name="P9">The biology of peatlands, 2e</text:p>
      <text:list xml:id="list3109117110" text:style-name="L10">
        <text:list-item>
          <text:p text:style-name="P32">peat types can be classified in various means.</text:p>
        </text:list-item>
        <text:list-item>
          <text:p text:style-name="P32">One of them is the Braun Blanquet system and is based on plant species composition and the nutrient rich-poor gradient. Bogs are ombrotrophic, fens are minerotrophic. Fens have higher acidity, more Ca, more base saturation, higher ash content. Bogs are generally thicker.</text:p>
        </text:list-item>
        <text:list-item>
          <text:p text:style-name="P30">Fens are groundwater fed, bogs are rainwater fed.</text:p>
        </text:list-item>
      </text:list>
      <text:p text:style-name="P5"/>
      <text:p text:style-name="P5"/>
      <text:h text:style-name="P11" text:outline-level="1">Fens and Bogs in the Netherlands: Vegetation, History, Nutrient Dynamics and <text:span text:style-name="T4">conservation</text:span></text:h>
      <text:p text:style-name="P5"/>
      <text:list xml:id="list918226742" text:style-name="L11">
        <text:list-item>
          <text:p text:style-name="P33">related to peat formation, The Netherlands may be divided into a higher part, the northern, central and southern cover-sand areas and other Pleistocene landscapes. And a lower part, the coastal plain in the northern and western part. <text:span text:style-name="T5">Each part represents half of the surface of the country. </text:span></text:p>
        </text:list-item>
        <text:list-item>
          <text:p text:style-name="P34">Fens, laagveen, are minerotrophic mires producing eutrophic peats such as phragmatis peat and mesotrophic peat such as carex peat. sometimes, forests were on the peat (called carrs), resulting in eutrophic allnus/pragmites/gyttja (bosveen) peat and mesotrophic alnus/betula/pinus peat (elzen/berkenbroekveen). Fens depend on groundwater, and when they depend on nutrient rich groundwaters, they are called rich fens or carrs and when they depend on nutrient poor groundwaters, poor fens. or carrs</text:p>
        </text:list-item>
        <text:list-item>
          <text:p text:style-name="P34">Bogs (hoogveen) are ombrotrophic mires with low cnutrient cycling <text:span text:style-name="T6">producing oligotrophic peat (veenmosveen)</text:span></text:p>
        </text:list-item>
        <text:list-item>
          <text:p text:style-name="P35">between fens and bogs, transitional mires occured.</text:p>
        </text:list-item>
      </text:list>
      <text:p text:style-name="P7"/>
      <text:h text:style-name="P12" text:outline-level="1">Soil organic matter to soil organic carbon ratios of peatland soil substrates</text:h>
      <text:list xml:id="list2908105494" text:style-name="L12">
        <text:list-item>
          <text:p text:style-name="P36">plant groups difffer in the contents of carbon rich compounds.</text:p>
        </text:list-item>
        <text:list-item>
          <text:p text:style-name="P36">Drainage causes chemical attributes of peat soils to change. Drained peat soil have more secondary microbial metabolites <text:soft-page-break/>and residues.</text:p>
        </text:list-item>
      </text:list>
      <text:p text:style-name="P10"/>
      <text:h text:style-name="P13" text:outline-level="1">Soil organic matter characterization of temperate peatland soil with FTIR-spectroscopy: effects of mire type and drainage intensity</text:h>
      <text:list xml:id="list2032688190" text:style-name="L13">
        <text:list-item>
          <text:p text:style-name="P37">Waterlogged condition prevent soil organic matter (SOM) decomposition. Therefore, peatlands are referred to as carbon sinks.</text:p>
        </text:list-item>
        <text:list-item>
          <text:p text:style-name="P37">Factors: climate or micro-climate, hydrological regime (e.g. ombrotrophic or minerotrophic), peat-forming vegetation and depth of peat layers affect formation of SOM in undisturbed peatlands (Clarke and Joosten, 2002)</text:p>
        </text:list-item>
        <text:list-item>
          <text:p text:style-name="P37">Lowering water table leads to secondary peat decomposition.</text:p>
        </text:list-item>
        <text:list-item>
          <text:p text:style-name="P37">decomposing substrate (for example the type of peat) strongly affects processes of secondary peat decomposition (Torn et al.,2009). </text:p>
        </text:list-item>
      </text:list>
      <text:p text:style-name="P38"/>
      <text:p text:style-name="P45">GHG emission reduction by paludiculture</text:p>
      <text:p text:style-name="P39"/>
      <text:p text:style-name="P40">Rewetting Drained Peat Meadows: Risks and Benefits</text:p>
      <text:p text:style-name="P40">in Terms of Nutrient Release and Greenhouse Gas Exchange</text:p>
      <text:list xml:id="list3416695092" text:style-name="L14">
        <text:list-item>
          <text:p text:style-name="P41"><text:span text:style-name="T7">Rewetting drained peat soils lead to release of P, Ammonium, dissolved carbon and iron</text:span></text:p>
        </text:list-item>
        <text:list-item>
          <text:p text:style-name="P41"><text:span text:style-name="T7">Drained peat soils are CO2 and N2O sources and CH4 sinks as CH4 can be oxidized in the aeraed layer.</text:span></text:p>
        </text:list-item>
        <text:list-item>
          <text:p text:style-name="P41"><text:span text:style-name="T7">Hypertrophic soils (Zak, 2004), especially ammonium, could enhance CH4 emissions because then, methane consumption is hampered.</text:span></text:p>
        </text:list-item>
        <text:list-item>
          <text:p text:style-name="P41"><text:span text:style-name="T7">pH in pore water increased after inudation for peat from 6 – 7 and for clay from 6.25 to 6.7</text:span></text:p>
        </text:list-item>
        <text:list-item>
          <text:p text:style-name="P42"><text:span text:style-name="T7">Ammonium pore water level increased a lot ater rewetting clay and peat (0 – 4 mg/l)</text:span></text:p>
        </text:list-item>
        <text:list-item>
          <text:p text:style-name="P42"><text:span text:style-name="T7">In peat soil, P and Iron changed from 0.2 mg/l in drained soil to 13 mg/l in inundated.</text:span></text:p>
        </text:list-item>
        <text:list-item>
          <text:p text:style-name="P43"><text:span text:style-name="T7">GWP for peat soil went down from 4000 to 3000 g/m2 CO2 eq. For clay, it went down from 3500 to 2500.</text:span></text:p>
        </text:list-item>
        <text:list-item>
          <text:p text:style-name="P43"><text:span text:style-name="T7">For clay, CH4 emissions increased from 0.27mg/m2 CH4 per hour with low to 5.15 with high water tables. </text:span></text:p>
        </text:list-item>
        <text:list-item>
          <text:p text:style-name="P43"><text:span text:style-name="T7">For peat, CH4 emissions increased from 0.10 to 4.12. </text:span></text:p>
        </text:list-item>
        <text:list-item>
          <text:p text:style-name="P44"><text:span text:style-name="T8">P </text:span><text:span text:style-name="T7">and Potassium were increased also in surface wa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date>2017-10-16T11:33:24.736796416</dc:date>
    <meta:editing-duration>PT4H22M58S</meta:editing-duration>
    <meta:editing-cycles>10</meta:editing-cycles>
    <meta:document-statistic meta:table-count="0" meta:image-count="0" meta:object-count="0" meta:page-count="7" meta:paragraph-count="90" meta:word-count="1890" meta:character-count="11691" meta:non-whitespace-character-count="9947"/>
  </office:meta>
</office:document-meta>
</file>